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78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1.3709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S14_ENG_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ringfiel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s</text:p>
          </table:table-cell>
          <table:table-cell/>
        </table:table-row>
        <table:table-row table:style-name="ro1">
          <table:table-cell office:value-type="string" calcext:value-type="string">
            <text:p>CS14_ENG_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Y</text:p>
          </table:table-cell>
          <table:table-cell/>
        </table:table-row>
        <table:table-row table:style-name="ro1">
          <table:table-cell office:value-type="string" calcext:value-type="string">
            <text:p>CS14_ENG_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 Rep</text:p>
          </table:table-cell>
          <table:table-cell office:value-type="string" calcext:value-type="string">
            <text:p>Oklahoma</text:p>
          </table:table-cell>
          <table:table-cell/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string" calcext:value-type="string">
            <text:p>senator</text:p>
          </table:table-cell>
          <table:table-cell/>
          <table:table-cell office:value-type="string" calcext:value-type="string">
            <text:p>Hawaii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string" calcext:value-type="string">
            <text:p>gover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string" calcext:value-type="string">
            <text:p>sen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string" calcext:value-type="string">
            <text:p>sen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string" calcext:value-type="string">
            <text:p>regional super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 v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string" calcext:value-type="string">
            <text:p>HI R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5-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5-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ganda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police spokeswo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finance mini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UN Ambass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head of Ug opp par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Ug national 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 ambass to 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t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g bomb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g presi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Ug police chi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game warden in 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former lea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or 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37</text:p>
          </table:table-cell>
          <table:table-cell office:value-type="string" calcext:value-type="string">
            <text:p>former columnist Ug dai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leair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scaloosa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50</text:p>
          </table:table-cell>
          <table:table-cell office:value-type="string" calcext:value-type="string">
            <text:p>Tusc develo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ladolid</text:p>
          </table:table-cell>
          <table:table-cell/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0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Versaill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76</text:p>
          </table:table-cell>
          <table:table-cell office:value-type="string" calcext:value-type="string">
            <text:p>Vers director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CS14_ENG_076</text:p>
          </table:table-cell>
          <table:table-cell office:value-type="string" calcext:value-type="string">
            <text:p>Vers director</text:p>
          </table:table-cell>
          <table:table-cell office:value-type="string" calcext:value-type="string">
            <text:p>du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string" calcext:value-type="string">
            <text:p>Milw rookie</text:p>
          </table:table-cell>
          <table:table-cell/>
          <table:table-cell office:value-type="string" calcext:value-type="string">
            <text:p>Milwaukee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string" calcext:value-type="string">
            <text:p>Milw archbishop</text:p>
          </table:table-cell>
          <table:table-cell office:value-type="string" calcext:value-type="string">
            <text:p>du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string" calcext:value-type="string">
            <text:p>Milw may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ard Cunn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2</text:p>
          </table:table-cell>
          <table:table-cell office:value-type="string" calcext:value-type="string">
            <text:p>prof in Mil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arasota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 resi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string" calcext:value-type="string">
            <text:p>officer of Sara-b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shops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string" calcext:value-type="string">
            <text:p>works at Sara-Winn Dix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88</text:p>
          </table:table-cell>
          <table:table-cell office:value-type="string" calcext:value-type="string">
            <text:p>director Sara-cam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table:number-columns-repeated="2"/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0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duction in</text:p>
          </table:table-cell>
          <table:table-cell office:value-type="string" calcext:value-type="string">
            <text:p>Sylvia Plath</text:p>
          </table:table-cell>
          <table:table-cell/>
          <table:table-cell office:value-type="string" calcext:value-type="string">
            <text:p>cities res</text:p>
          </table:table-cell>
        </table:table-row>
        <table:table-row table:style-name="ro1">
          <table:table-cell office:value-type="string" calcext:value-type="string">
            <text:p>CS14_ENG_106</text:p>
          </table:table-cell>
          <table:table-cell office:value-type="string" calcext:value-type="string">
            <text:p>graduate from Taos</text:p>
          </table:table-cell>
          <table:table-cell/>
          <table:table-cell office:value-type="string" calcext:value-type="string">
            <text:p>Tao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wton Square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police sarge</text:p>
          </table:table-cell>
          <table:table-cell/>
          <table:table-cell office:value-type="string" calcext:value-type="string">
            <text:p>Buena Park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police dete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police 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police s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police s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police chi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ped body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string" calcext:value-type="string">
            <text:p>BP spokes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dy found 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ohn Graham</text:p>
          </table:table-cell>
          <table:table-cell/>
          <table:table-cell office:value-type="string" calcext:value-type="string">
            <text:p>cities res</text:p>
          </table:table-cell>
        </table:table-row>
        <table:table-row table:style-name="ro1">
          <table:table-cell office:value-type="string" calcext:value-type="string">
            <text:p>CS14_ENG_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st o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er of Beijing</text:p>
          </table:table-cell>
          <table:table-cell office:value-type="string" calcext:value-type="string">
            <text:p>Mark Fisher</text:p>
          </table:table-cell>
          <table:table-cell/>
          <table:table-cell office:value-type="string" calcext:value-type="string">
            <text:p>cities res</text:p>
          </table:table-cell>
        </table:table-row>
        <table:table-row table:style-name="ro1">
          <table:table-cell office:value-type="string" calcext:value-type="string">
            <text:p>CS14_ENG_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office:value-type="string" calcext:value-type="string">
            <text:p>Spokane</text:p>
          </table:table-cell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S14_ENG_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office:value-type="string" calcext:value-type="string">
            <text:p>Armonk</text:p>
          </table:table-cell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S14_ENG_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Castro Valley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police spokes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director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radio personality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former resident 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SD democr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SD defensive 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f 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ughter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correspondent in 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director of UC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chairs club of 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of council in 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deputy for SD bra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 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string" calcext:value-type="string">
            <text:p>prof at UC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 SD repor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SD 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office:value-type="string" calcext:value-type="string">
            <text:p>Altoona</text:p>
          </table:table-cell>
          <table:table-cell/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office:value-type="string" calcext:value-type="string">
            <text:p>Ed McHale</text:p>
          </table:table-cell>
          <table:table-cell/>
          <table:table-cell office:value-type="string" calcext:value-type="string">
            <text:p>city death</text:p>
          </table:table-cell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Whittier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w up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tier m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ldren to W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s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 = 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il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d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w up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odwin Liu</text:p>
          </table:table-cell>
          <table:table-cell/>
          <table:table-cell office:value-type="string" calcext:value-type="string">
            <text:p>city birth</text:p>
          </table:table-cell>
        </table:table-row>
        <table:table-row table:style-name="ro1">
          <table:table-cell office:value-type="string" calcext:value-type="string">
            <text:p>CS14_ENG_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laremont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office:value-type="string" calcext:value-type="string">
            <text:p>Albuquerque</text:p>
          </table:table-cell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S14_ENG_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office:value-type="string" calcext:value-type="string">
            <text:p>Wuppertal</text:p>
          </table:table-cell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S14_ENG_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d in</text:p>
          </table:table-cell>
          <table:table-cell office:value-type="string" calcext:value-type="string">
            <text:p>New South Wales</text:p>
          </table:table-cell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S14_ENG_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vived by</text:p>
          </table:table-cell>
          <table:table-cell office:value-type="string" calcext:value-type="string">
            <text:p>Bremerton</text:p>
          </table:table-cell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CS14_ENG_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office:value-type="string" calcext:value-type="string">
            <text:p>Galesburg</text:p>
          </table:table-cell>
          <table:table-cell/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225</text:p>
          </table:table-cell>
          <table:table-cell office:value-type="string" calcext:value-type="string">
            <text:p>Well president</text:p>
          </table:table-cell>
          <table:table-cell/>
          <table:table-cell office:value-type="string" calcext:value-type="string">
            <text:p>Wellesley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s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 in Well bl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Coalinga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d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Katonah</text:p>
          </table:table-cell>
          <table:table-cell/>
          <table:table-cell office:value-type="string" calcext:value-type="string">
            <text:p>residents</text:p>
          </table:table-cell>
        </table:table-row>
        <table:table-row table:style-name="ro1">
          <table:table-cell office:value-type="string" calcext:value-type="string">
            <text:p>CS14_ENG_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office:value-type="string" calcext:value-type="string">
            <text:p>Tanzania</text:p>
          </table:table-cell>
          <table:table-cell/>
          <table:table-cell office:value-type="string" calcext:value-type="string">
            <text:p>births</text:p>
          </table:table-cell>
        </table:table-row>
        <table:table-row table:style-name="ro1">
          <table:table-cell office:value-type="string" calcext:value-type="string">
            <text:p>CS14_ENG_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n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a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4_ENG_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ke outside TC</text:p>
          </table:table-cell>
          <table:table-cell office:value-type="string" calcext:value-type="string">
            <text:p>Traverse City</text:p>
          </table:table-cell>
          <table:table-cell/>
          <table:table-cell office:value-type="string" calcext:value-type="string">
            <text:p>resid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4:46:53.843516452</meta:creation-date>
    <dc:date>2015-08-04T17:30:56.935474780</dc:date>
    <meta:editing-duration>PT2H37M47S</meta:editing-duration>
    <meta:editing-cycles>91</meta:editing-cycles>
    <meta:generator>LibreOffice/4.2.8.2$Linux_X86_64 LibreOffice_project/420$Build-2</meta:generator>
    <meta:document-statistic meta:table-count="1" meta:cell-count="565" meta:object-count="0"/>
  </office:meta>
</office:document-meta>
</file>